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none" fo:font-weight="normal" officeooo:rsid="00154257" officeooo:paragraph-rsid="00154257" style:font-style-asian="normal" style:font-weight-asian="normal" style:font-style-complex="normal" style:font-weight-complex="normal"/>
    </style:style>
    <style:style style:name="P2" style:family="paragraph" style:parent-style-name="Text_20_body">
      <style:text-properties officeooo:rsid="00154257" officeooo:paragraph-rsid="00154257"/>
    </style:style>
    <style:style style:name="P3" style:family="paragraph" style:parent-style-name="Text_20_body">
      <style:paragraph-properties fo:text-align="center" style:justify-single-word="false"/>
      <style:text-properties officeooo:rsid="00154257" officeooo:paragraph-rsid="00168876"/>
    </style:style>
    <style:style style:name="P4" style:family="paragraph" style:parent-style-name="Text_20_body">
      <style:paragraph-properties fo:text-align="center" style:justify-single-word="false"/>
      <style:text-properties officeooo:rsid="00154257" officeooo:paragraph-rsid="00154257"/>
    </style:style>
    <style:style style:name="P5" style:family="paragraph" style:parent-style-name="Text_20_body">
      <style:paragraph-properties fo:text-align="justify" style:justify-single-word="false"/>
      <style:text-properties fo:font-size="14pt" officeooo:rsid="00154257" officeooo:paragraph-rsid="00168876" style:font-size-asian="14pt" style:font-size-complex="14pt"/>
    </style:style>
    <style:style style:name="P6" style:family="paragraph" style:parent-style-name="Text_20_body">
      <style:text-properties fo:font-size="14pt" officeooo:rsid="00154257" officeooo:paragraph-rsid="00168876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fo:font-size="14pt" officeooo:rsid="00154257" officeooo:paragraph-rsid="00168876" style:font-size-asian="14pt" style:font-size-complex="14pt"/>
    </style:style>
    <style:style style:name="P8" style:family="paragraph" style:parent-style-name="Text_20_body">
      <style:paragraph-properties fo:text-align="center" style:justify-single-word="false"/>
      <style:text-properties fo:font-size="14pt" officeooo:rsid="00168876" officeooo:paragraph-rsid="00168876" style:font-size-asian="14pt" style:font-size-complex="14pt"/>
    </style:style>
    <style:style style:name="P9" style:family="paragraph" style:parent-style-name="Heading_20_3">
      <style:paragraph-properties fo:text-align="center" style:justify-single-word="false"/>
      <style:text-properties officeooo:rsid="00154257" officeooo:paragraph-rsid="00154257"/>
    </style:style>
    <style:style style:name="T1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fo:font-style="normal" style:text-underline-style="none" fo:font-weight="normal" officeooo:rsid="00168876" style:font-style-asian="normal" style:font-weight-asian="normal" style:font-style-complex="normal" style:font-weight-complex="normal"/>
    </style:style>
    <style:style style:name="T3" style:family="text">
      <style:text-properties fo:color="#000000" fo:font-style="normal" style:text-underline-style="none" fo:font-weight="normal" officeooo:rsid="0018290a" style:font-style-asian="normal" style:font-weight-asian="normal" style:font-style-complex="normal" style:font-weight-complex="normal"/>
    </style:style>
    <style:style style:name="T4" style:family="text">
      <style:text-properties fo:color="#000000" fo:font-style="normal" style:text-underline-style="none" fo:font-weight="normal" officeooo:rsid="0019be3d" style:font-style-asian="normal" style:font-weight-asian="normal" style:font-style-complex="normal" style:font-weight-complex="normal"/>
    </style:style>
    <style:style style:name="T5" style:family="text">
      <style:text-properties fo:color="#000000" fo:font-style="normal" style:text-underline-style="none" style:font-style-asian="normal" style:font-style-complex="normal"/>
    </style:style>
    <style:style style:name="T6" style:family="text">
      <style:text-properties fo:color="#000000"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fo:color="#000000" style:text-underline-style="none" fo:font-weight="bold" style:font-weight-asian="bold" style:font-weight-complex="bold"/>
    </style:style>
    <style:style style:name="T8" style:family="text">
      <style:text-properties fo:color="#000000" fo:font-style="italic" style:text-underline-style="none" fo:font-weight="bold" style:font-style-asian="italic" style:font-weight-asian="bold" style:font-style-complex="italic" style:font-weight-complex="bold"/>
    </style:style>
    <style:style style:name="T9" style:family="text">
      <style:text-properties fo:color="#000000" fo:font-size="15pt" fo:font-style="italic" style:text-underline-style="none" fo:font-weight="bold" style:font-size-asian="13.1000003814697pt" style:font-style-asian="italic" style:font-weight-asian="bold" style:font-size-complex="15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3"/>
      <text:h text:style-name="P9" text:outline-level="3"/>
      <text:p text:style-name="P4"/>
      <text:h text:style-name="P9" text:outline-level="3"><text:a xlink:type="simple" xlink:href="http://www.consbrasil.org/index.php/servicos-consulares/procuracao/procuracaopublica/85-servicosconsulares/159-modeloprocuracao"><text:span text:style-name="T9">PROCURAÇÃO</text:span></text:a></text:h>
      <text:p text:style-name="P4"/>
      <text:p text:style-name="P2"/>
      <text:p text:style-name="P5"><text:span text:style-name="T1">Pelo presente instrumento particular de <text:s/>procuração, e pela me</text:span><text:span text:style-name="T4">l</text:span><text:span text:style-name="T1">hor forma de direito, eu, </text:span><text:span text:style-name="T2">Marco Antonio de Sousa</text:span><text:span text:style-name="T1">, portador do CPF </text:span><text:span text:style-name="T2">157.694.078-08</text:span><text:span text:style-name="T1">, brasileiro, domiciliado nesta cidade e residente </text:span><text:span text:style-name="T4">à</text:span><text:span text:style-name="T1"> Rua </text:span><text:span text:style-name="T2">Bartolomeu do Canto</text:span><text:span text:style-name="T1">,150, apartamento 56 bloco 2 nomeio e constituo como procurador, </text:span><text:span text:style-name="T2">Fábio Henrique Vendrameto dos Santos</text:span><text:span text:style-name="T1">, </text:span><text:span text:style-name="T2">brasileiro,</text:span><text:span text:style-name="T1"> solteiro, CPF </text:span><text:span text:style-name="T2">335.645.758-63</text:span><text:span text:style-name="T1">, domiciliado nesta cidade e resident</text:span><text:span text:style-name="T2">e</text:span><text:span text:style-name="T1"> </text:span><text:span text:style-name="T4">à</text:span><text:span text:style-name="T1"> <text:s/>Rua </text:span><text:span text:style-name="T2">Bartolomeu do Canto</text:span><text:span text:style-name="T1">, 150, apartamento 32 bloco 1 para o fim especial de representá-lo na Assembléia Geral de Co</text:span><text:span text:style-name="T3">n</text:span><text:span text:style-name="T1">dôminos do Edif</text:span><text:span text:style-name="T2">í</text:span><text:span text:style-name="T1">cio MORARE, </text:span><text:span text:style-name="T2">a realizar-se no dia 04 de novembro de 2015, podendo debater as matérias da ordem do dia</text:span><text:span text:style-name="T1">, </text:span><text:span text:style-name="T2">com o objetivo de escolher vaga de garagem.</text:span></text:p>
      <text:p text:style-name="P6"/>
      <text:p text:style-name="P7"/>
      <text:p text:style-name="P7"><text:span text:style-name="T2">S</text:span><text:span text:style-name="T1">ã</text:span><text:span text:style-name="T2">o Paulo, 27 de outubro de 2015</text:span></text:p>
      <text:p text:style-name="P7"><text:span text:style-name="T2"/></text:p>
      <text:p text:style-name="P7"/>
      <text:p text:style-name="P7"><text:span text:style-name="T2">----------------------------------------</text:span><text:span text:style-name="T1">----</text:span></text:p>
      <text:p text:style-name="P8">Marco Antonio de Sousa</text:p>
      <text:p text:style-name="P8">CPF 157.694.078-08</text:p>
      <text:p text:style-name="P3"><text:span text:style-name="T1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8:10:09.161195849</meta:creation-date>
    <dc:date>2015-10-27T08:43:22.472342242</dc:date>
    <meta:editing-duration>PT24M15S</meta:editing-duration>
    <meta:editing-cycles>7</meta:editing-cycles>
    <meta:generator>LibreOffice/4.2.8.2$Linux_x86 LibreOffice_project/420m0$Build-2</meta:generator>
    <meta:document-statistic meta:table-count="0" meta:image-count="0" meta:object-count="0" meta:page-count="1" meta:paragraph-count="6" meta:word-count="119" meta:character-count="807" meta:non-whitespace-character-count="692"/>
  </office:meta>
</office:document-meta>
</file>